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2.111in"/>
    </style:style>
    <style:style style:name="co5" style:family="table-column">
      <style:table-column-properties fo:break-before="auto" style:column-width="2.1764in"/>
    </style:style>
    <style:style style:name="co6" style:family="table-column">
      <style:table-column-properties fo:break-before="auto" style:column-width="2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shapes>
          <draw:frame draw:z-index="0" draw:style-name="gr1" draw:text-style-name="P1" svg:width="6.2988in" svg:height="3.5429in" svg:x="4.2091in" svg:y="0.7929in">
            <draw:object draw:notify-on-update-of-ranges="'1'.A1:'1'.A7 '1'.B1:'1'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Информатика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Английский язык</text:p>
          </table:table-cell>
          <table:table-cell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string" calcext:value-type="string">
            <text:p>АЛКТГ</text:p>
          </table:table-cell>
          <table:table-cell office:value-type="float" office:value="2473" calcext:value-type="float">
            <text:p>2473</text:p>
          </table:table-cell>
          <table:table-cell/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float" office:value="3586" calcext:value-type="float">
            <text:p>3586</text:p>
          </table:table-cell>
          <table:table-cell/>
        </table:table-row>
        <table:table-row table:style-name="ro1">
          <table:table-cell office:value-type="string" calcext:value-type="string">
            <text:p>Аналитическая геометрия</text:p>
          </table:table-cell>
          <table:table-cell office:value-type="float" office:value="3618" calcext:value-type="float">
            <text:p>3618</text:p>
          </table:table-cell>
          <table:table-cell/>
        </table:table-row>
        <table:table-row table:style-name="ro1">
          <table:table-cell office:value-type="string" calcext:value-type="string">
            <text:p>Лабы по общей физике</text:p>
          </table:table-cell>
          <table:table-cell office:value-type="float" office:value="3651" calcext:value-type="float">
            <text:p>3651</text:p>
          </table:table-cell>
          <table:table-cell/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float" office:value="5178" calcext:value-type="float">
            <text:p>5178</text:p>
          </table:table-cell>
          <table:table-cell/>
        </table:table-row>
        <table:table-row table:style-name="ro1">
          <table:table-cell/>
          <table:table-cell table:formula="of:=SUM([.B1:.B7])" office:value-type="float" office:value="21701" calcext:value-type="float">
            <text:p>2170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2012.10.01</text:p>
          </table:table-cell>
          <table:table-cell office:value-type="string" calcext:value-type="string">
            <text:p>2012.12.23</text:p>
          </table:table-cell>
          <table:table-cell/>
        </table:table-row>
        <table:table-row table:style-name="ro1">
          <table:table-cell table:style-name="ce1" office:value-type="date" office:date-value="2012-10-01" calcext:value-type="date">
            <text:p>2012-10-01</text:p>
          </table:table-cell>
          <table:table-cell table:style-name="ce1" office:value-type="date" office:date-value="2012-12-23" calcext:value-type="date">
            <text:p>2012-12-23</text:p>
          </table:table-cell>
          <table:table-cell table:formula="of:=DAYS([.A12];[.B12])" office:value-type="float" office:value="-83" calcext:value-type="float">
            <text:p>-83</text:p>
          </table:table-cell>
        </table:table-row>
      </table:table>
      <table:table table:name="2" table:style-name="ta1">
        <table:shapes>
          <draw:frame draw:z-index="0" draw:style-name="gr1" draw:text-style-name="P1" svg:width="6.2988in" svg:height="3.5429in" svg:x="4.7724in" svg:y="0in">
            <draw:object draw:notify-on-update-of-ranges="'2'.A1:'2'.A7 '2'.B1:'2'.B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Информатика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string" calcext:value-type="string">
            <text:p>Основы высшей алгебры</text:p>
          </table:table-cell>
          <table:table-cell office:value-type="float" office:value="2381" calcext:value-type="float">
            <text:p>2381</text:p>
          </table:table-cell>
          <table:table-cell/>
        </table:table-row>
        <table:table-row table:style-name="ro1">
          <table:table-cell office:value-type="string" calcext:value-type="string">
            <text:p>Английский язык</text:p>
          </table:table-cell>
          <table:table-cell office:value-type="float" office:value="2747" calcext:value-type="float">
            <text:p>2747</text:p>
          </table:table-cell>
          <table:table-cell/>
        </table:table-row>
        <table:table-row table:style-name="ro1">
          <table:table-cell office:value-type="string" calcext:value-type="string">
            <text:p>Линейная алгебра</text:p>
          </table:table-cell>
          <table:table-cell office:value-type="float" office:value="3287" calcext:value-type="float">
            <text:p>3287</text:p>
          </table:table-cell>
          <table:table-cell/>
        </table:table-row>
        <table:table-row table:style-name="ro1">
          <table:table-cell office:value-type="string" calcext:value-type="string">
            <text:p>Лабы по общей физике</text:p>
          </table:table-cell>
          <table:table-cell office:value-type="float" office:value="3519" calcext:value-type="float">
            <text:p>3519</text:p>
          </table:table-cell>
          <table:table-cell/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float" office:value="4065" calcext:value-type="float">
            <text:p>4065</text:p>
          </table:table-cell>
          <table:table-cell/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float" office:value="6371" calcext:value-type="float">
            <text:p>6371</text:p>
          </table:table-cell>
          <table:table-cell/>
        </table:table-row>
        <table:table-row table:style-name="ro1">
          <table:table-cell/>
          <table:table-cell table:formula="of:=SUM([.B1:.B7])" office:value-type="float" office:value="23840" calcext:value-type="float">
            <text:p>2384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13.02.06-2013.05.25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02-06" calcext:value-type="date">
            <text:p>2013-02-06</text:p>
          </table:table-cell>
          <table:table-cell table:style-name="ce1" office:value-type="date" office:date-value="2013-05-25" calcext:value-type="date">
            <text:p>2013-05-25</text:p>
          </table:table-cell>
          <table:table-cell table:formula="of:=DAYS([.A11];[.B11])" office:value-type="float" office:value="-108" calcext:value-type="float">
            <text:p>-108</text:p>
          </table:table-cell>
        </table:table-row>
      </table:table>
      <table:table table:name="3" table:style-name="ta1">
        <table:shapes>
          <draw:frame draw:z-index="0" draw:style-name="gr1" draw:text-style-name="P1" svg:width="7.026in" svg:height="3.9008in" svg:x="3.1591in" svg:y="0.5646in">
            <draw:object draw:notify-on-update-of-ranges="'3'.A1:'3'.A10 '3'.B1:'3'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ТФС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Экономика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Английский язык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Дифференциальные уравнения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string" calcext:value-type="string">
            <text:p>Лабы по общей физике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office:value-type="string" calcext:value-type="string">
            <text:p>Информатика</text:p>
          </table:table-cell>
          <table:table-cell office:value-type="float" office:value="3853" calcext:value-type="float">
            <text:p>3853</text:p>
          </table:table-cell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Теоретическая механика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string" calcext:value-type="string">
            <text:p>ТРЯП</text:p>
          </table:table-cell>
          <table:table-cell office:value-type="float" office:value="8941" calcext:value-type="float">
            <text:p>8941</text:p>
          </table:table-cell>
        </table:table-row>
        <table:table-row table:style-name="ro1">
          <table:table-cell/>
          <table:table-cell table:formula="of:=SUM([.B1:.B10])" office:value-type="float" office:value="34209" calcext:value-type="float">
            <text:p>3420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3.09.01-2013.12.25</text:p>
          </table:table-cell>
          <table:table-cell/>
        </table:table-row>
        <table:table-row table:style-name="ro1">
          <table:table-cell table:style-name="ce1" office:value-type="date" office:date-value="2013-09-01" calcext:value-type="date">
            <text:p>2013-09-01</text:p>
          </table:table-cell>
          <table:table-cell table:style-name="ce1" office:value-type="date" office:date-value="2013-12-25" calcext:value-type="date">
            <text:p>2013-12-25</text:p>
          </table:table-cell>
        </table:table-row>
        <table:table-row table:style-name="ro1">
          <table:table-cell table:formula="of:=DAYS([.A14];[.B14])" office:value-type="float" office:value="-115" calcext:value-type="float">
            <text:p>-115</text:p>
          </table:table-cell>
          <table:table-cell/>
        </table:table-row>
      </table:table>
      <table:table table:name="4" table:style-name="ta1">
        <table:shapes>
          <draw:frame draw:z-index="0" draw:style-name="gr1" draw:text-style-name="P1" svg:width="7.5591in" svg:height="4.2043in" svg:x="5.324in" svg:y="0.5752in">
            <draw:object draw:notify-on-update-of-ranges="'4'.A1:'4'.A10 '4'.B1:'4'.B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Экономика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Информатика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Дифференциальные уравнения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Английский язык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Лабы по общей физике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table-cell office:value-type="string" calcext:value-type="string">
            <text:p>Математический анализ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Базы данных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Физика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Теоретическая механика</text:p>
          </table:table-cell>
          <table:table-cell office:value-type="float" office:value="3202" calcext:value-type="float">
            <text:p>3202</text:p>
          </table:table-cell>
        </table:table-row>
        <table:table-row table:style-name="ro1">
          <table:table-cell office:value-type="string" calcext:value-type="string">
            <text:p>АМВ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/>
          <table:table-cell table:formula="of:=SUM([.B1:.B10])" office:value-type="float" office:value="22040" calcext:value-type="float">
            <text:p>2204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2014.02.07-2014.05.28</text:p>
          </table:table-cell>
          <table:table-cell/>
        </table:table-row>
        <table:table-row table:style-name="ro1">
          <table:table-cell table:style-name="ce1" office:value-type="date" office:date-value="2014-02-07" calcext:value-type="date">
            <text:p>2014-02-07</text:p>
          </table:table-cell>
          <table:table-cell table:style-name="ce1" office:value-type="date" office:date-value="2014-05-28" calcext:value-type="date">
            <text:p>2014-05-28</text:p>
          </table:table-cell>
        </table:table-row>
        <table:table-row table:style-name="ro1">
          <table:table-cell table:formula="of:=DAYS([.B15];[.A15])" office:value-type="float" office:value="110" calcext:value-type="float">
            <text:p>110</text:p>
          </table:table-cell>
          <table:table-cell/>
        </table:table-row>
      </table:table>
      <table:named-expressions/>
      <table:database-ranges>
        <table:database-range table:name="__Anonymous_Sheet_DB__0" table:target-range-address="'1'.A1:'1'.B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2'.A1:'2'.B8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3'.A1:'3'.B1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4'.A1:'4'.B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number:percentage-style style:name="N10120" number:language="en" number:country="US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20:08:33.323051298</meta:creation-date>
    <dc:date>2015-05-08T15:08:45.894971157</dc:date>
    <meta:editing-duration>PT17H14M29S</meta:editing-duration>
    <meta:editing-cycles>7</meta:editing-cycles>
    <meta:generator>LibreOffice/4.3.3.2$Linux_X86_64 LibreOffice_project/430m0$Build-2</meta:generator>
    <meta:document-statistic meta:table-count="4" meta:cell-count="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20" number:language="en" number:country="US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120">
      <style:chart-properties chart:link-data-style-to-source="true"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276cm" svg:y="0.316cm" chart:style-name="ch2">
          <text:p>Minutes (subject)</text:p>
        </chart:title>
        <chart:subtitle svg:x="7.215cm" svg:y="1.275cm" chart:style-name="ch3">
          <text:p>1st term</text:p>
        </chart:subtitle>
        <chart:legend chart:legend-position="end" svg:x="11.197cm" svg:y="2.707cm" style:legend-expansion="high" chart:style-name="ch4"/>
        <chart:plot-area chart:style-name="ch5" table:cell-range-address="'1'.A1:'1'.B7" chart:data-source-has-labels="column" svg:x="0.32cm" svg:y="2.138cm" svg:width="10.557cm" svg:height="6.6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2.312cm" svg:width="10.557cm" svg:height="6.33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1'.A1:'1'.A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1'.B1:'1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Информатика</text:p>
                <draw:g>
                  <svg:desc>'1'.A1:'1'.A7</svg:desc>
                </draw:g>
              </table:table-cell>
              <table:table-cell office:value-type="float" office:value="950">
                <text:p>950</text:p>
                <draw:g>
                  <svg:desc>'1'.B1:'1'.B7</svg:desc>
                </draw:g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2245">
                <text:p>2245</text:p>
              </table:table-cell>
            </table:table-row>
            <table:table-row>
              <table:table-cell office:value-type="string">
                <text:p>АЛКТГ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3586">
                <text:p>3586</text:p>
              </table:table-cell>
            </table:table-row>
            <table:table-row>
              <table:table-cell office:value-type="string">
                <text:p>Аналитическая геометрия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5178">
                <text:p>5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20" number:language="en" number:country="US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120">
      <style:chart-properties chart:link-data-style-to-source="true"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276cm" svg:y="0.316cm" chart:style-name="ch2">
          <text:p>Minutes (subject)</text:p>
        </chart:title>
        <chart:subtitle svg:x="7.162cm" svg:y="1.275cm" chart:style-name="ch3">
          <text:p>2nd term</text:p>
        </chart:subtitle>
        <chart:legend chart:legend-position="end" svg:x="11.276cm" svg:y="2.707cm" style:legend-expansion="high" chart:style-name="ch4"/>
        <chart:plot-area chart:style-name="ch5" table:cell-range-address="'2'.A1:'2'.B7" chart:data-source-has-labels="column" svg:x="0.32cm" svg:y="2.138cm" svg:width="10.636cm" svg:height="6.68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2.288cm" svg:width="10.636cm" svg:height="6.38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categories table:cell-range-address="'2'.A1:'2'.A7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2'.B1:'2'.B7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Информатика</text:p>
                <draw:g>
                  <svg:desc>'2'.A1:'2'.A7</svg:desc>
                </draw:g>
              </table:table-cell>
              <table:table-cell office:value-type="float" office:value="1470">
                <text:p>1470</text:p>
                <draw:g>
                  <svg:desc>'2'.B1:'2'.B7</svg:desc>
                </draw:g>
              </table:table-cell>
            </table:table-row>
            <table:table-row>
              <table:table-cell office:value-type="string">
                <text:p>Основы высшей алгебры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Линейная алгебра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3519">
                <text:p>3519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6371">
                <text:p>63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value-and-percentage" chart:data-label-text="false" chart:data-label-symbol="false" chart:label-position="outside">
        <chart:label-separator>
          <text:p>, </text:p>
        </chart:label-separator>
      </style:chart-properties>
      <style:graphic-properties draw:stroke="none" draw:fill-color="#004586" dr3d:edge-rounding="5%"/>
      <style:paragraph-properties style:writing-mode="rl-tb"/>
      <style:text-properties fo:font-size="10pt" style:font-size-asian="10pt" style:font-size-complex="10pt"/>
    </style:style>
    <style:style style:name="ch10" style:family="chart">
      <style:chart-properties chart:solid-type="cuboid" chart:label-position="inside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7.847cm" svg:height="9.909cm" xlink:href=".." xlink:type="simple" chart:class="chart:circle" chart:style-name="ch1">
        <chart:title svg:x="7.199cm" svg:y="0.334cm" chart:style-name="ch2">
          <text:p>Minutes (subject)</text:p>
        </chart:title>
        <chart:subtitle svg:x="8.125cm" svg:y="1.311cm" chart:style-name="ch3">
          <text:p>3rd term</text:p>
        </chart:subtitle>
        <chart:legend chart:legend-position="end" svg:x="12.171cm" svg:y="2.414cm" style:legend-expansion="high" chart:style-name="ch4"/>
        <chart:plot-area chart:style-name="ch5" table:cell-range-address="'3'.A1:'3'.B10" chart:data-source-has-labels="column" svg:x="0.356cm" svg:y="2.192cm" svg:width="11.459cm" svg:height="7.51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56cm" svg:y="3.068cm" svg:width="9.421cm" svg:height="5.65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categories table:cell-range-address="'3'.A1:'3'.A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3'.B1:'3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ФС</text:p>
                <draw:g>
                  <svg:desc>'3'.A1:'3'.A10</svg:desc>
                </draw:g>
              </table:table-cell>
              <table:table-cell office:value-type="float" office:value="537">
                <text:p>537</text:p>
                <draw:g>
                  <svg:desc>'3'.B1:'3'.B10</svg:desc>
                </draw:g>
              </table:table-cell>
            </table:table-row>
            <table:table-row>
              <table:table-cell office:value-type="string">
                <text:p>Экономика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Дифференциальные уравнения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Информатика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Теоретическая механика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ТРЯП</text:p>
              </table:table-cell>
              <table:table-cell office:value-type="float" office:value="8941">
                <text:p>8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value-and-percentage" chart:data-label-text="false" chart:data-label-symbol="false" chart:label-position="outside">
        <chart:label-separator>
          <text:p>, </text:p>
        </chart:label-separator>
      </style:chart-properties>
      <style:graphic-properties draw:stroke="none" draw:fill-color="#004586" dr3d:edge-rounding="5%"/>
      <style:paragraph-properties style:writing-mode="rl-tb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9.201cm" svg:height="10.68cm" xlink:href=".." xlink:type="simple" chart:class="chart:circle" chart:style-name="ch1">
        <chart:title svg:x="7.876cm" svg:y="0.349cm" chart:style-name="ch2">
          <text:p>Minutes (subject)</text:p>
        </chart:title>
        <chart:subtitle svg:x="8.815cm" svg:y="1.341cm" chart:style-name="ch3">
          <text:p>4th term</text:p>
        </chart:subtitle>
        <chart:legend chart:legend-position="end" svg:x="13.525cm" svg:y="2.8cm" style:legend-expansion="high" chart:style-name="ch4"/>
        <chart:plot-area chart:style-name="ch5" table:cell-range-address="'4'.A1:'4'.B10" chart:data-source-has-labels="column" svg:x="0.384cm" svg:y="2.237cm" svg:width="12.757cm" svg:height="8.2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84cm" svg:y="2.913cm" svg:width="11.133cm" svg:height="6.6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categories table:cell-range-address="'4'.A1:'4'.A1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'4'.B1:'4'.B1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Экономика</text:p>
                <draw:g>
                  <svg:desc>'4'.A1:'4'.A10</svg:desc>
                </draw:g>
              </table:table-cell>
              <table:table-cell office:value-type="float" office:value="600">
                <text:p>600</text:p>
                <draw:g>
                  <svg:desc>'4'.B1:'4'.B10</svg:desc>
                </draw:g>
              </table:table-cell>
            </table:table-row>
            <table:table-row>
              <table:table-cell office:value-type="string">
                <text:p>Информатика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Дифференциальные уравнения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Английский язык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Лабы по общей физике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Математический анализ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Базы данных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Физика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Теоретическая механика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АМВ</text:p>
              </table:table-cell>
              <table:table-cell office:value-type="float" office:value="6396">
                <text:p>63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